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1.411cm"/>
    </style:style>
    <style:style style:name="co28" style:family="table-column">
      <style:table-column-properties fo:break-before="auto" style:column-width="7.38cm"/>
    </style:style>
    <style:style style:name="co29" style:family="table-column">
      <style:table-column-properties fo:break-before="auto" style:column-width="7.908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14.457cm"/>
    </style:style>
    <style:style style:name="co32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3">
            <text:p>0402 <text:s/>141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3">
            <text:p>0402 <text:s/>141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3">
            <text:p>0402 <text:s/>141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2T14:16:18.14">
            <text:p>0402 <text:s/>141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2T14:16:18.14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8.14">
            <text:p>0402 <text:s/>141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1">
            <text:p>0402 <text:s/>141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1">
            <text:p>0402 <text:s/>141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1">
            <text:p>0402 <text:s/>141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1">
            <text:p>0402 <text:s/>141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1">
            <text:p>0402 <text:s/>141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2">
            <text:p>0402 <text:s/>141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2">
            <text:p>0402 <text:s/>141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2">
            <text:p>0402 <text:s/>141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3">
            <text:p>0402 <text:s/>141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3">
            <text:p>0402 <text:s/>141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3">
            <text:p>0402 <text:s/>141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4">
            <text:p>0402 <text:s/>141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4">
            <text:p>0402 <text:s/>141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4">
            <text:p>0402 <text:s/>141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4">
            <text:p>0402 <text:s/>141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4">
            <text:p>0402 <text:s/>141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26">
            <text:p>0402 <text:s/>141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2T14:16:18.26">
            <text:p>0402 <text:s/>1416</text:p>
          </table:table-cell>
          <table:table-cell table:style-name="ce4" table:formula="of:=NOW()" office:value-type="date" office:date-value="2021-04-02T14:16:18.26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8.26">
            <text:p>0402 <text:s/>141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2T14:16:18.33">
            <text:p>2021/4/2 14:1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2T14:16:18.33">
            <text:p>2021/4/2 14:1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2T14:16:18.33">
            <text:p>2021/4/2 14: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2">
            <text:p>4月2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2T14:16:18.33">
            <text:p>0402 <text:s/>141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2T14:16:18.33">
            <text:p>0402 <text:s/>1416</text:p>
          </table:table-cell>
          <table:table-cell table:style-name="ce20" table:formula="of:=NOW()" office:value-type="date" office:date-value="2021-04-02T14:16:18.33">
            <text:p>0402 <text:s/>141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2">
            <text:p>0402 <text:s/>141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43">
            <text:p>0402 <text:s/>141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2T14:16:18.43">
            <text:p>0402 <text:s/>1416</text:p>
          </table:table-cell>
          <table:table-cell table:style-name="ce4" table:formula="of:=NOW()" office:value-type="date" office:date-value="2021-04-02T14:16:18.43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8.43">
            <text:p>0402 <text:s/>141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2T14:16:18.51">
            <text:p>0402 <text:s/>1416</text:p>
          </table:table-cell>
          <table:table-cell table:style-name="ce4" table:formula="of:=NOW()" office:value-type="date" office:date-value="2021-04-02T14:16:18.51">
            <text:p>0402 <text:s/>141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0" table:default-cell-style-name="ce14"/>
        <table:table-column table:style-name="co6" table:default-cell-style-name="ce14"/>
        <table:table-column table:style-name="co2" table:number-columns-repeated="993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0">
            <text:p>0</text:p>
          </table:table-cell>
          <table:table-cell table:style-name="ce50" table:formula="of:=COUNTIF([.N3:.N51];&quot;x&quot;)" office:value-type="float" office:value="4">
            <text:p>4</text:p>
          </table:table-cell>
          <table:table-cell table:style-name="ce50" table:formula="of:=COUNTIF([.O3:.O51];&quot;x&quot;)" office:value-type="float" office:value="4">
            <text:p>4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#x&quot;)" office:value-type="float" office:value="0">
            <text:p>0</text:p>
          </table:table-cell>
          <table:table-cell table:style-name="ce50" table:formula="of:=COUNTIF([.T3:.T51];&quot;#x&quot;)" office:value-type="float" office:value="0">
            <text:p>0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x&quot;)" office:value-type="float" office:value="4">
            <text:p>4</text:p>
          </table:table-cell>
          <table:table-cell table:style-name="ce50" table:formula="of:=COUNTIF([.W3:.W51];&quot;x&quot;)" office:value-type="float" office:value="4">
            <text:p>4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2">
            <text:p>2</text:p>
          </table:table-cell>
          <table:table-cell table:style-name="ce50" table:formula="of:=COUNTIF([.AD3:.AD51];&quot;x&quot;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2T14:16:18.59">
            <text:p>2021/4/2 14:16</text:p>
          </table:table-cell>
          <table:table-cell table:style-name="ce48" table:number-columns-repeated="4"/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2T14:16:18.59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C3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C4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C5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C6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C7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C8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">
            <text:p>0402 <text:s/>1416</text:p>
          </table:table-cell>
          <table:table-cell table:number-columns-repeated="993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C9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C10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">
            <text:p>0402 <text:s/>1416</text:p>
          </table:table-cell>
          <table:table-cell table:number-columns-repeated="993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C11];&quot;x&quot;)" office:value-type="float" office:value="1">
            <text:p>1</text:p>
          </table:table-cell>
          <table:table-cell table:style-name="ce49" table:number-columns-repeated="8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C12];&quot;x&quot;)" office:value-type="float" office:value="1">
            <text:p>1</text:p>
          </table:table-cell>
          <table:table-cell table:style-name="ce49" table:number-columns-repeated="8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C13];&quot;x&quot;)" office:value-type="float" office:value="1">
            <text:p>1</text:p>
          </table:table-cell>
          <table:table-cell table:style-name="ce49" table:number-columns-repeated="8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C14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C15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C16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C17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C18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C19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C20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C21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C22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C23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C2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C25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C26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C27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3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C28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2T14:16:18.63">
            <text:p>0402 <text:s/>1416</text:p>
          </table:table-cell>
          <table:table-cell table:number-columns-repeated="993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C29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2T14:16:18.63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C30];&quot;x&quot;)" office:value-type="float" office:value="1">
            <text:p>1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2T14:16:18.64">
            <text:p>2021/4/2 14:16</text:p>
          </table:table-cell>
          <table:table-cell table:number-columns-repeated="993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C31];&quot;x&quot;)" office:value-type="float" office:value="1">
            <text:p>1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2T14:16:18.64">
            <text:p>2021/4/2 14:16</text:p>
          </table:table-cell>
          <table:table-cell table:number-columns-repeated="993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C32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2T14:16:18.64">
            <text:p>2021/4/2 14:16</text:p>
          </table:table-cell>
          <table:table-cell table:number-columns-repeated="993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C33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2">
            <text:p>4月2日</text:p>
          </table:table-cell>
          <table:table-cell table:number-columns-repeated="993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C34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2T14:16:18.64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C35];&quot;x&quot;)" office:value-type="float" office:value="2">
            <text:p>2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C36];&quot;x&quot;)" office:value-type="float" office:value="2">
            <text:p>2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C37];&quot;x&quot;)" office:value-type="float" office:value="2">
            <text:p>2</text:p>
          </table:table-cell>
          <table:table-cell table:style-name="ce49" table:number-columns-repeated="8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C38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C39];&quot;x&quot;)" office:value-type="float" office:value="2">
            <text:p>2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C40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C41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C42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C43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C44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C45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2T14:16:18.66">
            <text:p>0402 <text:s/>1416</text:p>
          </table:table-cell>
          <table:table-cell table:number-columns-repeated="993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C46];&quot;x&quot;)" office:value-type="float" office:value="2">
            <text:p>2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993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C47];&quot;x&quot;)" office:value-type="float" office:value="3">
            <text:p>3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993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C48];&quot;x&quot;)" office:value-type="float" office:value="4">
            <text:p>4</text:p>
          </table:table-cell>
          <table:table-cell table:style-name="ce51" table:number-columns-repeated="7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993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table:style-name="ce20" table:formula="of:=NOW()" office:value-type="date" office:date-value="2021-04-02T14:16:18.67">
            <text:p>0402 <text:s/>1416</text:p>
          </table:table-cell>
          <table:table-cell office:value-type="string">
            <text:p>*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Q48:.AC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7">
            <text:p>0402 <text:s/>1416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7">
            <text:p>0402 <text:s/>141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7">
            <text:p>0402 <text:s/>1416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8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79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1">
            <text:p>0402 <text:s/>1416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2">
            <text:p>0402 <text:s/>1416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8.84">
            <text:p>0402 <text:s/>141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5">
            <text:p>11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6">
            <text:p>11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7">
            <text:p>11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8">
            <text:p>11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9">
            <text:p>11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1">
            <text:p>12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2">
            <text:p>12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3">
            <text:p>12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5">
            <text:p>12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6">
            <text:p>12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7">
            <text:p>12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8">
            <text:p>12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9">
            <text:p>12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2T14:16:14.64">
            <text:p>0402 <text:s/>141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2T14:16:18.85">
            <text:p>0402 <text:s/>1416</text:p>
          </table:table-cell>
          <table:table-cell table:style-name="ce4" table:formula="of:=NOW()" office:value-type="date" office:date-value="2021-04-02T14:16:18.85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8.85">
            <text:p>0402 <text:s/>14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26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4" office:value-type="date" office:date-value="2021-03-20T14:36:31.78">
            <text:p>0320</text:p>
          </table:table-cell>
          <table:table-cell table:style-name="ce54" office:value-type="date" office:date-value="2021-03-21T10:50:44.88">
            <text:p>0321</text:p>
          </table:table-cell>
          <table:table-cell table:style-name="ce54" office:value-type="date" office:date-value="2021-03-22T16:19:02.51">
            <text:p>0322</text:p>
          </table:table-cell>
          <table:table-cell table:style-name="ce54" office:value-type="date" office:date-value="2021-03-23T09:01:30.66">
            <text:p>0323</text:p>
          </table:table-cell>
          <table:table-cell table:style-name="ce54" office:value-type="date" office:date-value="2021-03-24T14:23:17.96">
            <text:p>0324</text:p>
          </table:table-cell>
          <table:table-cell table:style-name="ce54" office:value-type="date" office:date-value="2021-03-25T12:57:57.93">
            <text:p>0325</text:p>
          </table:table-cell>
          <table:table-cell table:style-name="ce54" table:number-columns-repeated="4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2T14:16:18.95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5" office:value-type="string">
            <text:p>#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2T14:16:18.96">
            <text:p>0402 <text:s/>141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20" table:formula="of:=NOW()" office:value-type="date" office:date-value="2021-04-02T14:16:18.95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table:style-name="ce4" table:formula="of:=NOW()" office:value-type="date" office:date-value="2021-04-02T14:16:18.96">
            <text:p>0402 <text:s/>141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9" table:default-cell-style-name="ce1"/>
        <table:table-column table:style-name="co30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3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2T14:16:19.04">
            <text:p>0402 <text:s/>141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2T14:16:19.04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9.04">
            <text:p>0402 <text:s/>141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2T14:16:19.11">
            <text:p>0402 <text:s/>141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6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6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6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6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6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2T14:16:19.12">
            <text:p>0402 <text:s/>141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2T14:16:19.12">
            <text:p>0402 <text:s/>1416</text:p>
          </table:table-cell>
          <table:table-cell table:style-name="ce4" table:formula="of:=NOW()" office:value-type="date" office:date-value="2021-04-02T14:16:19.12">
            <text:p>0402 <text:s/>141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2T14:16:19.12">
            <text:p>0402 <text:s/>141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2021/04/02</text:date>, <text:time>14:16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2T14:16:17.69</dc:date>
    <dc:creator>iwabuchi ken</dc:creator>
    <meta:editing-duration>PT22H55M5S</meta:editing-duration>
    <meta:editing-cycles>164</meta:editing-cycles>
    <meta:generator>OpenOffice/4.1.3$Win32 OpenOffice.org_project/413m1$Build-9783</meta:generator>
    <meta:document-statistic meta:table-count="10" meta:cell-count="2210" meta:object-count="0"/>
  </office:meta>
</office:document-meta>
</file>